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318cm" fo:text-align="start" style:justify-single-word="false" fo:widows="1" fo:text-indent="0cm" style:auto-text-indent="false" fo:padding="0cm" fo:border="none"/>
      <style:text-properties fo:font-variant="normal" fo:text-transform="none" fo:color="#444444" style:font-name="Verdana"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president was in town on Labor Day. As usual, his most faithful supporters were excited to see him.</text:p>
      <text:p text:style-name="P1">I said "our president" because he's the guy who was elected twice to the White House, handily winning Wisconsin both times. For much of America, an official visit from the sitting U.S. president always has been considered something special whether you voted for him or not.</text:p>
      <text:p text:style-name="P1">These days, with this particular president, though, nothing seems typical.</text:p>
      <text:p text:style-name="P1">Some Republicans in Wisconsin took the opportunity to suggest Barack Obama's appearance was purely political in nature while also suggesting Democratic candidate for governor Mary Burke was deliberately avoiding being seen in public with him because of his low approval ratings.</text:p>
      <text:p text:style-name="P1">(Reportedly, Obama will return to the state and campaign with Burke sometime before November.)</text:p>
      <text:p text:style-name="P1">In Wisconsin, Obama's approval rating as president (48%) dipped below 50% for the first time during his term in office. But that kind of poll likely didn't reflect the feelings of the largest and most passionate segment of his constituency, the one group that likely will never view him in a negative light regardless what he does the remainder of his term.</text:p>
      <text:p text:style-name="P1">I'm talking about the African-American voters who approve of Obama's performance in office and, due to his unique role in their lives, probably always will.</text:p>
      <text:p text:style-name="P1">Contrary to what some conservatives — both white and black — say derisively about Obama's widespread support from black voters, it's not about seeing him as a savior or a magician who can improve their lives with a simple wave of his hand. The main problems facing the black community — unemployment, crime, dysfunctional families, lack of economic opportunity — remain the same after Obama took office, often to the same degree of seriousness.</text:p>
      <text:p text:style-name="P1">The difference: This time the guy in charge was one of "us."</text:p>
      <text:p text:style-name="P1">As an African-American baby boomer who still gets a tingling feeling whenever the door to Air Force One opens and the black guy gets out, I don't detect any loss of enthusiasm or excitement about Obama in my personal and professional circle of friends.</text:p>
      <text:p text:style-name="P1">My guess is most credible national polls on the subject would find Obama receiving at least 90% of the black vote, and the main reason for that is the still-fresh glow of black voters who occasionally have to pinch themselves as a reminder that this nation has a black president.</text:p>
      <text:p text:style-name="P1">After 219 years of having only white males as president, Obama's election in 2008 was a teary-eyed affair for blacks. Some white Americans didn't get this and still don't fully understand his popularity in the black community.</text:p>
      <text:p text:style-name="P1">I still regret my late father died about 10 years before Obama took the oath of office; for most his life he never believed such a thing would ever happen to a black man in America.</text:p>
      <text:p text:style-name="P1">While many talk about hopes for a "post-racial" society, the fact is that most white voters in the United States didn't vote for Obama. White voters, particularly white males in the South, went heavily for John McCain in 2008 and Mitt Romney in 2012, both times coming up short against a rainbow coalition of African-American, Hispanic-American and white Americans who bought Obama's message of hope and change.</text:p>
      <text:p text:style-name="P1">Six years into the grand experiment, the jury is out on whether the promised transformation of society is any closer to reality. But while some Republicans grumble about a presidential disaster in the White House, most African-Americans have no buyer's remorse when it comes to Obama.</text:p>
      <text:p text:style-name="P1">In many ways, Obama's election was the miracle they'd been waiting for.</text:p>
      <text:p text:style-name="P1">Most realize that being POTUS is a tough job and one Obama sought for himself; many of Obama's black supporters recognize that, like most U.S. presidents, Obama will be judged on whether the nation made progress during his time in office.</text:p>
      <text:p text:style-name="P1">They choose to appreciate being part of this special time in American history while it's still happening.</text:p>
      <text:p text:style-name="P1">When it's time to celebrate the first female president or the first Hispanic-American, Asian-American or first openly gay president, I suspect more people will "get" what's so special about Obama for black folks.</text:p>
      <text:p text:style-name="P1">Until then, I'll continue to enjoy that first moment when the black guy gets off Air Force 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36S</meta:editing-duration>
    <meta:editing-cycles>4</meta:editing-cycles>
    <meta:generator>LibreOffice/3.5$Linux_x86 LibreOffice_project/350m1$Build-2</meta:generator>
    <dc:date>2015-05-02T16:25:27</dc:date>
    <dc:creator>hilde </dc:creator>
    <meta:document-statistic meta:table-count="0" meta:image-count="0" meta:object-count="0" meta:page-count="1" meta:paragraph-count="20" meta:word-count="704" meta:character-count="4193" meta:non-whitespace-character-count="3509"/>
    <meta:user-defined meta:name="Info 1"/>
    <meta:user-defined meta:name="Info 2"/>
    <meta:user-defined meta:name="Info 3"/>
    <meta:user-defined meta:name="Info 4"/>
  </office:meta>
</office:document-meta>
</file>